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13800365671948873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450674701594757497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132321425080492089"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66339200997340022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248332475879256284"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969636378125669426"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36203307576974482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4380241676185442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0343624" text:continue-list="list736203307576974482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825550647739887089"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035120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0361634"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0346359"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0341867"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0332835"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298836945159810986"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32417728543458020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497892192930216778"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0341689"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855855817187199514"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65457829854997600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219892734014297089" text:style-name="L15">
        <text:list-item>
          <text:list>
            <text:list-header>
              <text:p text:style-name="P183">1.5 miles averaging about 9:40/mile and rest 1 min</text:p>
            </text:list-header>
          </text:list>
        </text:list-item>
      </text:list>
      <text:p text:style-name="P24">1 mile in 8:26 and rest 2 min</text:p>
      <text:list xml:id="list8738857196407802531"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48057922402254688"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0349306"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224025577518814054"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2755442689485863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938031543401591112"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0336838" text:continue-list="list627554426894858634" text:style-name="L19">
        <text:list-item>
          <text:list>
            <text:list-header>
              <text:p text:style-name="P187">(Pace*HR)=1240</text:p>
            </text:list-header>
          </text:list>
        </text:list-item>
      </text:list>
      <text:list xml:id="list30350746" text:continue-list="list224025577518814054" text:style-name="L18">
        <text:list-item>
          <text:list>
            <text:list-header>
              <text:p text:style-name="P186">2 miles at 10:46/mile Ave HR= 121 bpm and rest a few minutes</text:p>
            </text:list-header>
          </text:list>
        </text:list-item>
      </text:list>
      <text:list xml:id="list30340523" text:continue-list="list30336838"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034451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753878278354510278"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63586358438205700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051345661642803946"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308133587887652457"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605479277611003470"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13931489895362554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0356602"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0334466"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24085721815561882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210322868765190088"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60952461832059925"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678673199054842603"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687172867348617240"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25575004515734860" text:style-name="L32">
        <text:list-item>
          <text:list>
            <text:list-header>
              <text:p text:style-name="P197">0.25 miles in 2:54</text:p>
              <text:p text:style-name="P197">1 mile in 9:21 going faster as I ran and ending at around 8:30 pace</text:p>
            </text:list-header>
          </text:list>
        </text:list-item>
      </text:list>
      <text:list xml:id="list1846769105902844741"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33604016661328507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176123851503490918"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76082251007347984"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10"><text:span text:style-name="T3"/></text:p>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10"><text:span text:style-name="T3"/></text:p>
      <text:p text:style-name="P10"><text:span text:style-name="T3"/></text:p>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782756700176897032"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text:soft-page-break/>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01T10:07:19.68</dc:date>
    <dc:creator>James Lombardi</dc:creator>
    <meta:editing-duration>P27DT15H53M23S</meta:editing-duration>
    <meta:editing-cycles>2046</meta:editing-cycles>
    <meta:generator>OpenOffice/4.1.2$Win32 OpenOffice.org_project/412m3$Build-9782</meta:generator>
    <meta:document-statistic meta:table-count="0" meta:image-count="9" meta:object-count="0" meta:page-count="203" meta:paragraph-count="5894" meta:word-count="63808" meta:character-count="327057"/>
  </office:meta>
</office:document-meta>
</file>